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8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244in"/>
    </style:style>
    <style:style style:name="co5" style:family="table-column">
      <style:table-column-properties fo:break-before="auto" style:column-width="1.3547in"/>
    </style:style>
    <style:style style:name="co6" style:family="table-column">
      <style:table-column-properties fo:break-before="auto" style:column-width="1.2854in"/>
    </style:style>
    <style:style style:name="co7" style:family="table-column">
      <style:table-column-properties fo:break-before="auto" style:column-width="1.9634in"/>
    </style:style>
    <style:style style:name="co8" style:family="table-column">
      <style:table-column-properties fo:break-before="auto" style:column-width="1.6744in"/>
    </style:style>
    <style:style style:name="ro1" style:family="table-row">
      <style:table-row-properties style:row-height="0.598in" fo:break-before="auto" style:use-optimal-row-height="true"/>
    </style:style>
    <style:style style:name="ro2" style:family="table-row">
      <style:table-row-properties style:row-height="0.6362in" fo:break-before="auto" style:use-optimal-row-height="true"/>
    </style:style>
    <style:style style:name="ro3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0pt" style:text-underline-style="none" fo:font-weight="normal" style:font-name-asian="Arial Unicode MS" style:font-size-asian="10pt" style:font-weight-asian="normal" style:font-name-complex="Arial Unicode MS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OLCB Hardw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OLCB Hardware Need</text:p>
          </table:table-cell>
          <table:table-cell table:style-name="ce1" office:value-type="string">
            <text:p>Potential Sourc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Fixed Switching Layout</text:p>
          </table:table-cell>
          <table:table-cell table:style-name="ce1" office:value-type="string">
            <text:p>Plug and Play Switching Layout</text:p>
          </table:table-cell>
          <table:table-cell table:style-name="ce1" office:value-type="string">
            <text:p>Advanced Train Control (DCC)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3"/>
          <table:table-cell table:number-columns-repeated="2" table:style-name="ce2" office:value-type="string">
            <text:p>JMRI, signaling, turnouts, decoupling magnets, etc</text:p>
          </table:table-cell>
          <table:table-cell table:style-name="ce2" office:value-type="string">
            <text:p>All manufacturers throttles, OLCB throttle, legacy command stations</text:p>
          </table:table-cell>
          <table:table-cell table:style-name="ce1" table:number-columns-repeated="1018"/>
        </table:table-row>
        <table:table-row table:style-name="ro3">
          <table:table-cell office:value-type="string">
            <text:p>OLCB DCC Command Station</text:p>
          </table:table-cell>
          <table:table-cell office:value-type="string">
            <text:p>TCH, TCS</text:p>
          </table:table-cell>
          <table:table-cell office:value-type="string">
            <text:p>In wo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8"/>
        </table:table-row>
        <table:table-row table:style-name="ro3">
          <table:table-cell office:value-type="string">
            <text:p>OLCB Awesome Throttle</text:p>
          </table:table-cell>
          <table:table-cell office:value-type="string">
            <text:p>TCH</text:p>
          </table:table-cell>
          <table:table-cell office:value-type="string">
            <text:p>In wo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8"/>
        </table:table-row>
        <table:table-row table:style-name="ro3">
          <table:table-cell office:value-type="string">
            <text:p>USB to CAN Bridge</text:p>
          </table:table-cell>
          <table:table-cell office:value-type="string">
            <text:p>TCH</text:p>
          </table:table-cell>
          <table:table-cell office:value-type="string">
            <text:p>Available</text:p>
          </table:table-cell>
          <table:table-cell table:number-columns-repeated="3" office:value-type="string">
            <text:p>X</text:p>
          </table:table-cell>
          <table:table-cell table:number-columns-repeated="1018"/>
        </table:table-row>
        <table:table-row table:style-name="ro3">
          <table:table-cell office:value-type="string">
            <text:p>Ethernet to CAN Bridge</text:p>
          </table:table-cell>
          <table:table-cell office:value-type="string">
            <text:p>Jim K</text:p>
          </table:table-cell>
          <table:table-cell office:value-type="string">
            <text:p>In work</text:p>
          </table:table-cell>
          <table:table-cell table:number-columns-repeated="3"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IO Boards</text:p>
          </table:table-cell>
          <table:table-cell office:value-type="string">
            <text:p>TCH, Railstars</text:p>
          </table:table-cell>
          <table:table-cell office:value-type="string">
            <text:p>Availabl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Tortoise Controller Node</text:p>
          </table:table-cell>
          <table:table-cell office:value-type="string">
            <text:p>Jim K</text:p>
          </table:table-cell>
          <table:table-cell office:value-type="string">
            <text:p>In work</text:p>
          </table:table-cell>
          <table:table-cell table:number-columns-repeated="3"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Xpressnet to OLCB Bridge</text:p>
          </table:table-cell>
          <table:table-cell office:value-type="string">
            <text:p>TCH, TCS</text:p>
          </table:table-cell>
          <table:table-cell office:value-type="string">
            <text:p>In wo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8"/>
        </table:table-row>
        <table:table-row table:style-name="ro3">
          <table:table-cell office:value-type="string">
            <text:p>NCE to OLCB Bridge</text:p>
          </table:table-cell>
          <table:table-cell office:value-type="string">
            <text:p>TCH, TCS</text:p>
          </table:table-cell>
          <table:table-cell office:value-type="string">
            <text:p>In wo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Loconet to OLCB Bridge</text:p>
          </table:table-cell>
          <table:table-cell table:number-columns-repeated="2" office:value-type="string">
            <text:p>?</text:p>
          </table:table-cell>
          <table:table-cell table:number-columns-repeated="3" office:value-type="string">
            <text:p>X</text:p>
          </table:table-cell>
          <table:table-cell table:number-columns-repeated="1018"/>
        </table:table-row>
        <table:table-row table:style-name="ro3">
          <table:table-cell office:value-type="string">
            <text:p>CTC-16 Bridge</text:p>
          </table:table-cell>
          <table:table-cell office:value-type="string">
            <text:p>?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 office:value-type="string">
            <text:p>Fast Clock</text:p>
          </table:table-cell>
          <table:table-cell office:value-type="string">
            <text:p>(ask Stuart)</text:p>
          </table:table-cell>
          <table:table-cell office:value-type="string">
            <text:p>Non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tching Layout BOM" table:style-name="ta1" table:print="false">
        <table:table-column table:style-name="co3" table:default-cell-style-name="ce4"/>
        <table:table-column table:style-name="co3" table:number-columns-repeated="11" table:default-cell-style-name="Default"/>
        <table:table-row table:style-name="ro5">
          <table:table-cell office:value-type="string" table:number-columns-spanned="12" table:number-rows-spanned="1">
            <text:p>Items needed to build the fixed switching layout</text:p>
          </table:table-cell>
          <table:covered-table-cell table:number-columns-repeated="11"/>
        </table:table-row>
      </table:table>
      <table:table table:name="Plug and Play Layout BOM" table:style-name="ta1" table:print="false">
        <table:table-column table:style-name="co3" table:default-cell-style-name="ce4"/>
        <table:table-column table:style-name="co3" table:number-columns-repeated="11" table:default-cell-style-name="Default"/>
        <table:table-row table:style-name="ro5">
          <table:table-cell office:value-type="string" table:number-columns-spanned="12" table:number-rows-spanned="1">
            <text:p>Items needed to build the plug and play switching layout</text:p>
          </table:table-cell>
          <table:covered-table-cell table:number-columns-repeated="11"/>
        </table:table-row>
      </table:table>
      <table:table table:name="Advanced Train (DCC) Layout BOM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3" table:number-columns-repeated="10" table:default-cell-style-name="Default"/>
        <table:table-row table:style-name="ro5">
          <table:table-cell table:style-name="ce4" office:value-type="string" table:number-columns-spanned="12" table:number-rows-spanned="1">
            <text:p>Items needed to build the DCC layout</text:p>
          </table:table-cell>
          <table:covered-table-cell table:number-columns-repeated="11"/>
        </table:table-row>
        <table:table-row table:style-name="ro5">
          <table:table-cell table:style-name="ce5" office:value-type="string">
            <text:p>Item</text:p>
          </table:table-cell>
          <table:table-cell table:style-name="ce4" office:value-type="string">
            <text:p>Source</text:p>
          </table:table-cell>
          <table:table-cell table:number-columns-repeated="10"/>
        </table:table-row>
        <table:table-row table:style-name="ro3">
          <table:table-cell office:value-type="string">
            <text:p>Lenz LH100 Throttle</text:p>
          </table:table-cell>
          <table:table-cell office:value-type="string">
            <text:p>Jim, Stuart</text:p>
          </table:table-cell>
          <table:table-cell table:number-columns-repeated="10"/>
        </table:table-row>
        <table:table-row table:style-name="ro3">
          <table:table-cell office:value-type="string">
            <text:p>Lenz LH90 Throttle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3">
          <table:table-cell office:value-type="string">
            <text:p>NCE CAB06 Throttle</text:p>
          </table:table-cell>
          <table:table-cell office:value-type="string">
            <text:p>Jim</text:p>
          </table:table-cell>
          <table:table-cell table:number-columns-repeated="10"/>
        </table:table-row>
        <table:table-row table:style-name="ro4">
          <table:table-cell office:value-type="string">
            <text:p>NCE Procab Throttle</text:p>
          </table:table-cell>
          <table:table-cell office:value-type="string">
            <text:p>Ken?</text:p>
          </table:table-cell>
          <table:table-cell table:number-columns-repeated="10"/>
        </table:table-row>
        <table:table-row table:style-name="ro4">
          <table:table-cell office:value-type="string">
            <text:p>Digitrax Throttle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4">
          <table:table-cell office:value-type="string">
            <text:p>Digitrax Command Station</text:p>
          </table:table-cell>
          <table:table-cell office:value-type="string">
            <text:p>?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11/02/2014</text:date>, <text:time>06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4-11-02T06:16:22</meta:creation-date>
    <dc:date>2014-11-02T06:45:26</dc:date>
    <dc:creator>Jim Kueneman</dc:creator>
    <meta:editing-duration>PT29M7S</meta:editing-duration>
    <meta:editing-cycles>5</meta:editing-cycles>
    <meta:generator>OpenOffice/4.1.0$Unix OpenOffice.org_project/410m18$Build-9764</meta:generator>
    <meta:document-statistic meta:table-count="4" meta:cell-count="78" meta:object-count="0"/>
  </office:meta>
</office:document-meta>
</file>